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officeooo:paragraph-rsid="0017c63d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&lt;?xml version="1.0" encoding="UTF-8"?&gt;</text:p>
      <text:p text:style-name="P3">&lt;!DOCTYPE agenda&gt;</text:p>
      <text:p text:style-name="P3">&lt;agenda&gt;</text:p>
      <text:p text:style-name="P3"><text:s text:c="2"/>&lt;propietario&gt;</text:p>
      <text:p text:style-name="P3"><text:s text:c="4"/>&lt;identificadores&gt;</text:p>
      <text:p text:style-name="P3"><text:s text:c="6"/>&lt;nombre&gt;Alma&lt;/nombre&gt;</text:p>
      <text:p text:style-name="P3"><text:s text:c="6"/>&lt;apellidos&gt;López Terán&lt;/apellidos&gt;</text:p>
      <text:p text:style-name="P3"><text:s text:c="4"/>&lt;/identificadores&gt;</text:p>
      <text:p text:style-name="P3"><text:s text:c="4"/>&lt;direccion&gt;</text:p>
      <text:p text:style-name="P3"><text:s text:c="6"/>&lt;calle&gt;El Percebe 13, 6F&lt;/calle&gt;</text:p>
      <text:p text:style-name="P3"><text:s text:c="6"/>&lt;localidad&gt;Torrelavega&lt;/localidad&gt;</text:p>
      <text:p text:style-name="P3"><text:s text:c="6"/>&lt;cp&gt;39300&lt;/cp&gt;</text:p>
      <text:p text:style-name="P3"><text:s text:c="4"/>&lt;/direccion&gt;</text:p>
      <text:p text:style-name="P3"><text:s text:c="4"/>&lt;telefonos&gt;</text:p>
      <text:p text:style-name="P3"><text:s text:c="6"/>&lt;movil&gt;970898765&lt;/movil&gt;</text:p>
      <text:p text:style-name="P3"><text:s text:c="6"/>&lt;casa&gt;942124567&lt;/casa&gt;</text:p>
      <text:p text:style-name="P3"><text:s text:c="6"/>&lt;trabajo&gt;628983456&lt;/trabajo&gt;</text:p>
      <text:p text:style-name="P3"><text:s text:c="4"/>&lt;/telefonos&gt;</text:p>
      <text:p text:style-name="P3"><text:s text:c="2"/>&lt;/propietario&gt;</text:p>
      <text:p text:style-name="P3"><text:s text:c="2"/>&lt;contactos&gt;</text:p>
      <text:p text:style-name="P3"><text:s text:c="4"/>&lt;persona id="p01"&gt;</text:p>
      <text:p text:style-name="P3"><text:s text:c="6"/>&lt;identificadores&gt;</text:p>
      <text:p text:style-name="P3"><text:s text:c="8"/>&lt;nombre&gt;Inés&lt;/nombre&gt;</text:p>
      <text:p text:style-name="P3"><text:s text:c="8"/>&lt;apellidos&gt;López Pérez&lt;/apellidos&gt;</text:p>
      <text:p text:style-name="P3"><text:s text:c="6"/>&lt;/identificadores&gt;</text:p>
      <text:p text:style-name="P3"><text:s text:c="6"/>&lt;direccion&gt;</text:p>
      <text:p text:style-name="P3"><text:s text:c="8"/>&lt;calle&gt;El Ranchito 24, 6B&lt;/calle&gt;</text:p>
      <text:p text:style-name="P3"><text:s text:c="8"/>&lt;localidad&gt;Santander&lt;/localidad&gt;</text:p>
      <text:p text:style-name="P3"><text:s text:c="8"/>&lt;cp&gt;39006&lt;/cp&gt;</text:p>
      <text:p text:style-name="P3"><text:s text:c="6"/>&lt;/direccion&gt;</text:p>
      <text:p text:style-name="P3"><text:s text:c="6"/>&lt;telefonos&gt;</text:p>
      <text:p text:style-name="P3"><text:s text:c="8"/>&lt;movil&gt;970123123&lt;/movil&gt;</text:p>
      <text:p text:style-name="P3"><text:s text:c="6"/>&lt;/telefonos&gt;</text:p>
      <text:p text:style-name="P3"><text:s text:c="4"/>&lt;/persona&gt;</text:p>
      <text:p text:style-name="P3"><text:s text:c="4"/>&lt;persona id="p02"&gt;</text:p>
      <text:p text:style-name="P3"><text:s text:c="6"/>&lt;identificadores&gt;</text:p>
      <text:p text:style-name="P3"><text:s text:c="8"/>&lt;nombre&gt;Roberto&lt;/nombre&gt;</text:p>
      <text:p text:style-name="P3"><text:s text:c="8"/>&lt;apellidos&gt;Gutiérrez Gómez&lt;/apellidos&gt;</text:p>
      <text:p text:style-name="P3"><text:s text:c="6"/>&lt;/identificadores&gt;</text:p>
      <text:p text:style-name="P3"><text:s text:c="6"/>&lt;direccion&gt;</text:p>
      <text:p text:style-name="P3"><text:s text:c="8"/>&lt;calle&gt;El Marranito 4, 2F&lt;/calle&gt;</text:p>
      <text:p text:style-name="P3"><text:s text:c="8"/>&lt;localidad&gt;Santander&lt;/localidad&gt;</text:p>
      <text:p text:style-name="P3"><text:s text:c="8"/>&lt;cp&gt;39004&lt;/cp&gt;</text:p>
      <text:p text:style-name="P3"><text:s text:c="6"/>&lt;/direccion&gt;</text:p>
      <text:p text:style-name="P3"><text:s text:c="6"/>&lt;telefonos&gt;</text:p>
      <text:p text:style-name="P3"><text:s text:c="8"/>&lt;movil&gt;970987456&lt;/movil&gt;</text:p>
      <text:p text:style-name="P3"><text:s text:c="8"/>&lt;casa&gt;942333323&lt;/casa&gt;</text:p>
      <text:p text:style-name="P3"><text:s text:c="6"/>&lt;/telefonos&gt;</text:p>
      <text:p text:style-name="P3"><text:s text:c="4"/>&lt;/persona&gt;</text:p>
      <text:p text:style-name="P3"><text:s text:c="4"/>&lt;persona id="p03"&gt;</text:p>
      <text:p text:style-name="P3"><text:s text:c="6"/>&lt;identificadores&gt;</text:p>
      <text:p text:style-name="P3"><text:s text:c="8"/>&lt;nombre&gt;Juan&lt;/nombre&gt;</text:p>
      <text:p text:style-name="P3"><text:soft-page-break/><text:s text:c="8"/>&lt;apellidos&gt;Sánchez Martínez&lt;/apellidos&gt;</text:p>
      <text:p text:style-name="P3"><text:s text:c="6"/>&lt;/identificadores&gt;</text:p>
      <text:p text:style-name="P3"><text:s text:c="6"/>&lt;direccion&gt;</text:p>
      <text:p text:style-name="P3"><text:s text:c="8"/>&lt;calle&gt;El Cangrejo 10, sn&lt;/calle&gt;</text:p>
      <text:p text:style-name="P3"><text:s text:c="8"/>&lt;localidad&gt;Torrelavega&lt;/localidad&gt;</text:p>
      <text:p text:style-name="P3"><text:s text:c="8"/>&lt;cp&gt;39300&lt;/cp&gt;</text:p>
      <text:p text:style-name="P3"><text:s text:c="6"/>&lt;/direccion&gt;</text:p>
      <text:p text:style-name="P3"><text:s text:c="6"/>&lt;telefonos&gt;</text:p>
      <text:p text:style-name="P3"><text:s text:c="8"/>&lt;movil&gt;997564343&lt;/movil&gt;</text:p>
      <text:p text:style-name="P3"><text:s text:c="8"/>&lt;casa&gt;942987974&lt;/casa&gt;</text:p>
      <text:p text:style-name="P3"><text:s text:c="8"/>&lt;trabajo&gt;677899234&lt;/trabajo&gt;</text:p>
      <text:p text:style-name="P3"><text:s text:c="6"/>&lt;/telefonos&gt;</text:p>
      <text:p text:style-name="P3"><text:s text:c="4"/>&lt;/persona&gt;</text:p>
      <text:p text:style-name="P3"><text:s text:c="2"/>&lt;/contactos&gt;</text:p>
      <text:p text:style-name="P3">&lt;/agenda&gt;</text:p>
      <text:p text:style-name="P3"/>
      <text:p text:style-name="P3"/>
      <text:p text:style-name="P1"/>
      <text:p text:style-name="P1">1. Nombre del propietario de la agenda.</text:p>
      <text:p text:style-name="Standard"/>
      <text:p text:style-name="Standard">/agenda/propietario/identificadores/nombre</text:p>
      <text:p text:style-name="Standard">//propietario/identificadores/nombre</text:p>
      <text:p text:style-name="Standard">//propietario//nombre</text:p>
      <text:p text:style-name="Standard"/>
      <text:p text:style-name="P1">2. Teléfono de casa del propietario.</text:p>
      <text:p text:style-name="Standard"/>
      <text:p text:style-name="Standard">/agenda/propietario/telefonos/casa</text:p>
      <text:p text:style-name="Standard">//propietario/telefonos/casa</text:p>
      <text:p text:style-name="Standard">//propietario//casa</text:p>
      <text:p text:style-name="Standard"/>
      <text:p text:style-name="P1">3. Nombres y apellidos de los contactos de la agenda.</text:p>
      <text:p text:style-name="Standard"/>
      <text:p text:style-name="Standard">//contactos/persona/identificadores/nombre | //contactos/persona/identificadores/apellidos</text:p>
      <text:p text:style-name="Standard"/>
      <text:p text:style-name="P1">4. Nombre e identificador de cada contacto.</text:p>
      <text:p text:style-name="Standard"/>
      <text:p text:style-name="Standard">//contactos/persona/identificadores/nombre | //contactos/persona/@id</text:p>
      <text:p text:style-name="Standard"/>
      <text:p text:style-name="P1">5. Datos del contacto con identificador p02.</text:p>
      <text:p text:style-name="Standard"/>
      <text:p text:style-name="Standard">//contactos/persona[@id="p02"]/*/*</text:p>
      <text:p text:style-name="Standard"/>
      <text:p text:style-name="P1">6. Identificadores de los contactos que tienen móvil.</text:p>
      <text:p text:style-name="Standard"/>
      <text:p text:style-name="Standard">//contactos/persona/telefonos/movil/../../@id</text:p>
      <text:p text:style-name="Standard">//persona//movil/../../@id</text:p>
      <text:p text:style-name="Standard">/agenda/contactos/persona[exists(telefonos/movil)]/@id</text:p>
      <text:p text:style-name="Standard">//persona[exists(telefonos/movil)]/@i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0T08:54:15.979000000</meta:creation-date>
    <dc:date>2024-01-30T09:10:33.922000000</dc:date>
    <meta:editing-duration>PT1M50S</meta:editing-duration>
    <meta:editing-cycles>2</meta:editing-cycles>
    <meta:generator>LibreOffice/7.4.6.2$Windows_X86_64 LibreOffice_project/5b1f5509c2decdade7fda905e3e1429a67acd63d</meta:generator>
    <meta:document-statistic meta:table-count="0" meta:image-count="0" meta:object-count="0" meta:page-count="2" meta:paragraph-count="86" meta:word-count="151" meta:character-count="2482" meta:non-whitespace-character-count="2037"/>
  </office:meta>
</office:document-meta>
</file>